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00" draw:textarea-horizontal-align="justify" draw:textarea-vertical-align="middle" draw:auto-grow-height="false" fo:min-height="1.024cm" fo:min-width="1.41cm"/>
      <style:paragraph-properties style:writing-mode="lr-tb"/>
    </style:style>
    <style:style style:name="gr2" style:family="graphic" style:parent-style-name="standard">
      <style:graphic-properties svg:stroke-color="#000000" draw:fill-color="#ffff00" draw:textarea-horizontal-align="justify" draw:textarea-vertical-align="middle" draw:auto-grow-height="false" fo:min-height="1.024cm" fo:min-width="3.46cm"/>
      <style:paragraph-properties style:writing-mode="lr-tb"/>
    </style:style>
    <style:style style:name="gr3" style:family="graphic" style:parent-style-name="standard">
      <style:graphic-properties svg:stroke-color="#000000" draw:fill-color="#ffff00" draw:textarea-horizontal-align="justify" draw:textarea-vertical-align="middle" draw:auto-grow-height="false" fo:min-height="1.024cm" fo:min-width="2.4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2.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4.1cm"/>
      <style:paragraph-properties style:writing-mode="lr-tb"/>
    </style:style>
    <style:style style:name="gr9" style:family="graphic" style:parent-style-name="standard">
      <style:graphic-properties draw:fill-color="#00cc00" draw:textarea-horizontal-align="justify" draw:textarea-vertical-align="middle" draw:auto-grow-height="false" fo:min-height="1.15cm" fo:min-width="6.7cm"/>
      <style:paragraph-properties style:writing-mode="lr-tb"/>
    </style:style>
    <style:style style:name="gr10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00"/>
      <style:paragraph-properties fo:text-align="center"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00cc00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" draw:id="id4" draw:layer="layout" svg:width="2.7cm" svg:height="1.8cm" svg:x="8cm" svg:y="3.3cm">
          <text:p text:style-name="P1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5.6cm" svg:height="1.8cm" svg:x="6.725cm" svg:y="9.3cm">
          <text:p text:style-name="P1">CONNE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4.1cm" svg:height="1.8cm" svg:x="7.475cm" svg:y="14.1cm">
          <text:p text:style-name="P1">STANDB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7cm" svg:height="1.8cm" svg:x="8.175cm" svg:y="20.4cm">
          <text:p text:style-name="P1">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.729cm" svg:height="0.963cm" svg:x="7.571cm" svg:y="11.337cm">
          <draw:text-box>
            <text:p>connectedCentral()</text:p>
          </draw:text-box>
        </draw:frame>
        <draw:frame draw:style-name="gr5" draw:text-style-name="P3" draw:layer="layout" svg:width="7.1cm" svg:height="1.673cm" svg:x="2.8cm" svg:y="13.2cm">
          <draw:text-box>
            <text:p>!connectedPeripheral()</text:p>
          </draw:text-box>
        </draw:frame>
        <draw:connector draw:style-name="gr6" draw:text-style-name="P4" draw:layer="layout" draw:type="curve" draw:line-skew="-0.836cm" svg:x1="8.175cm" svg:y1="21.3cm" svg:x2="6.725cm" svg:y2="10.2cm" draw:start-shape="id1" draw:start-glue-point="6" draw:end-shape="id2" draw:end-glue-point="6" svg:d="M8175 21300c-4180 0-3455-11100-1450-11100" svg:viewBox="0 0 3053 11101">
          <text:p/>
        </draw:connector>
        <draw:connector draw:style-name="gr6" draw:text-style-name="P4" draw:layer="layout" draw:type="curve" svg:x1="7.475cm" svg:y1="15cm" svg:x2="6.725cm" svg:y2="10.2cm" draw:start-shape="id3" draw:start-glue-point="6" draw:end-shape="id2" draw:end-glue-point="6" svg:d="M7475 15000c-1876 0-1501-4800-750-4800" svg:viewBox="0 0 1366 4801">
          <text:p/>
        </draw:connector>
        <draw:connector draw:style-name="gr6" draw:text-style-name="P4" draw:layer="layout" draw:type="curve" svg:x1="9.525cm" svg:y1="11.1cm" svg:x2="9.525cm" svg:y2="14.1cm" draw:start-shape="id2" draw:start-glue-point="8" draw:end-shape="id3" draw:end-glue-point="4" svg:d="M9525 11100v3000" svg:viewBox="0 0 1 3001">
          <text:p/>
        </draw:connector>
        <draw:connector draw:style-name="gr6" draw:text-style-name="P4" draw:layer="layout" draw:type="curve" svg:x1="9.525cm" svg:y1="15.9cm" svg:x2="9.525cm" svg:y2="20.4cm" draw:start-shape="id3" draw:start-glue-point="8" draw:end-shape="id1" draw:end-glue-point="4" svg:d="M9525 15900v4500" svg:viewBox="0 0 1 4501">
          <text:p/>
        </draw:connector>
        <draw:frame draw:style-name="gr5" draw:text-style-name="P3" draw:layer="layout" svg:width="7.1cm" svg:height="1.673cm" svg:x="1.2cm" svg:y="19.827cm">
          <draw:text-box>
            <text:p>!connectedPeripheral()</text:p>
          </draw:text-box>
        </draw:frame>
        <draw:custom-shape draw:style-name="gr7" draw:text-style-name="P1" draw:layer="layout" svg:width="3.2cm" svg:height="1.4cm" svg:x="7.8cm" svg:y="5.6cm">
          <text:p text:style-name="P1">Test IMU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6cm" svg:height="1.4cm" svg:x="7.1cm" svg:y="7cm">
          <text:p text:style-name="P1">Init BLECentral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9.35cm" svg:y1="5.1cm" svg:x2="9.525cm" svg:y2="9.3cm" draw:start-shape="id4" draw:start-glue-point="8" draw:end-shape="id2" draw:end-glue-point="4" svg:d="M9350 5100c0 3151 175 1052 175 4200" svg:viewBox="0 0 176 4201">
          <text:p/>
        </draw:connector>
        <draw:custom-shape draw:style-name="gr9" draw:text-style-name="P5" draw:layer="layout" svg:width="7.2cm" svg:height="1.4cm" svg:x="12.5cm" svg:y="8.2cm">
          <text:p text:style-name="P1">connectBLECentral()</text:p>
          <draw:enhanced-geometry svg:viewBox="0 0 21600 21600" draw:type="rectangle" draw:enhanced-path="M 0 0 L 21600 0 21600 21600 0 21600 0 0 Z N"/>
        </draw:custom-shape>
        <draw:path draw:style-name="gr10" draw:text-style-name="P4" draw:layer="layout" svg:width="1.618cm" svg:height="0.299cm" draw:transform="rotate (0.321664181142555) translate (11.4951609602383cm 9.6854786999954cm)" svg:viewBox="0 0 1619 300" svg:d="M0 15c3510-95 221 285 221 285">
          <text:p/>
        </draw:path>
        <draw:frame draw:style-name="gr4" draw:text-style-name="P3" draw:layer="layout" svg:width="6.729cm" svg:height="1.673cm" svg:x="10.371cm" svg:y="16.837cm">
          <draw:text-box>
            <text:p>Local or remote btn presse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draw:marker-end="Arrow" draw:fill-gradient-name="Gradient_20_1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03T17:46:01.927928784</meta:creation-date>
    <dc:date>2020-05-08T21:37:06.650362291</dc:date>
    <meta:editing-duration>P3DT10H52M6S</meta:editing-duration>
    <meta:editing-cycles>3</meta:editing-cycles>
    <meta:generator>LibreOffice/6.3.5.2$Linux_X86_64 LibreOffice_project/30$Build-2</meta:generator>
    <meta:document-statistic meta:object-count="17"/>
  </office:meta>
</office:document-meta>
</file>